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0.13mm" fo:margin-left="0mm" table:align="left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0.06mm" fo:margin-left="0mm" fo:margin-right="0mm" table:align="margins"/>
    </style:style>
    <style:style style:name="Table1.A" style:family="table-column">
      <style:table-column-properties style:column-width="29mm" style:rel-column-width="11178*"/>
    </style:style>
    <style:style style:name="Table1.B" style:family="table-column">
      <style:table-column-properties style:column-width="29.02mm" style:rel-column-width="11185*"/>
    </style:style>
    <style:style style:name="Table1.E" style:family="table-column">
      <style:table-column-properties style:column-width="53.99mm" style:rel-column-width="20809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0.02mm"/>
    </style:style>
    <style:style style:name="Table1.5" style:family="table-row">
      <style:table-row-properties style:min-row-height="6.28mm"/>
    </style:style>
    <style:style style:name="Table1.60" style:family="table-row">
      <style:table-row-properties style:min-row-height="5.66m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822cf" officeooo:paragraph-rsid="00336893"/>
    </style:style>
    <style:style style:name="P3" style:family="paragraph" style:parent-style-name="Standard">
      <style:text-properties officeooo:rsid="002949b7" officeooo:paragraph-rsid="002949b7"/>
    </style:style>
    <style:style style:name="P4" style:family="paragraph" style:parent-style-name="Table_20_Contents">
      <style:text-properties officeooo:rsid="002043fc" officeooo:paragraph-rsid="002043fc"/>
    </style:style>
    <style:style style:name="P5" style:family="paragraph" style:parent-style-name="Table_20_Contents">
      <style:text-properties officeooo:rsid="002043fc" officeooo:paragraph-rsid="00235fc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7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10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1" style:family="paragraph" style:parent-style-name="Table_20_Contents">
      <style:text-properties officeooo:rsid="00267862" officeooo:paragraph-rsid="00267862"/>
    </style:style>
    <style:style style:name="P12" style:family="paragraph" style:parent-style-name="Table_20_Contents">
      <style:text-properties officeooo:rsid="0027ecba" officeooo:paragraph-rsid="0027ecba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Text_20_body">
      <style:text-properties officeooo:rsid="00260e8a" officeooo:paragraph-rsid="002043fc"/>
    </style:style>
    <style:style style:name="P19" style:family="paragraph" style:parent-style-name="Footnote">
      <style:text-properties officeooo:rsid="0036829b" officeooo:paragraph-rsid="0036829b"/>
    </style:style>
    <style:style style:name="P20" style:family="paragraph" style:parent-style-name="Standard">
      <style:text-properties officeooo:rsid="00336893" officeooo:paragraph-rsid="00336893"/>
    </style:style>
    <style:style style:name="P21" style:family="paragraph" style:parent-style-name="Table_20_Contents">
      <style:text-properties officeooo:rsid="0031ae41" officeooo:paragraph-rsid="0031ae41"/>
    </style:style>
    <style:style style:name="P22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3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4" style:family="paragraph" style:parent-style-name="Standard">
      <style:text-properties officeooo:rsid="0038a1d3" officeooo:paragraph-rsid="0038a1d3"/>
    </style:style>
    <style:style style:name="P25" style:family="paragraph" style:parent-style-name="Standard">
      <style:text-properties officeooo:rsid="00392d97" officeooo:paragraph-rsid="00392d97"/>
    </style:style>
    <style:style style:name="P26" style:family="paragraph" style:parent-style-name="Standard">
      <style:text-properties officeooo:rsid="00398969" officeooo:paragraph-rsid="00398969"/>
    </style:style>
    <style:style style:name="P27" style:family="paragraph" style:parent-style-name="Table_20_Contents">
      <style:text-properties officeooo:rsid="003ae9b8" officeooo:paragraph-rsid="003ae9b8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officeooo:rsid="004cf250" officeooo:paragraph-rsid="004cf250"/>
    </style:style>
    <style:style style:name="P39" style:family="paragraph" style:parent-style-name="Text_20_body">
      <style:text-properties officeooo:rsid="0045a8e9" officeooo:paragraph-rsid="0045a8e9"/>
    </style:style>
    <style:style style:name="P40" style:family="paragraph" style:parent-style-name="Text_20_body">
      <style:text-properties officeooo:rsid="00486a28" officeooo:paragraph-rsid="00486a28"/>
    </style:style>
    <style:style style:name="P41" style:family="paragraph" style:parent-style-name="Footnote">
      <style:text-properties officeooo:rsid="005143c3" officeooo:paragraph-rsid="005143c3"/>
    </style:style>
    <style:style style:name="P42" style:family="paragraph" style:parent-style-name="Heading_20_1">
      <style:text-properties officeooo:rsid="003c66a9" officeooo:paragraph-rsid="003c66a9"/>
    </style:style>
    <style:style style:name="P43" style:family="paragraph" style:parent-style-name="Heading_20_1">
      <style:text-properties officeooo:rsid="002043fc" officeooo:paragraph-rsid="002043fc"/>
    </style:style>
    <style:style style:name="P44" style:family="paragraph" style:parent-style-name="Table">
      <style:paragraph-properties fo:keep-with-next="always"/>
    </style:style>
    <style:style style:name="P4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49ac4"/>
    </style:style>
    <style:style style:name="T8" style:family="text">
      <style:text-properties officeooo:rsid="003a78f2"/>
    </style:style>
    <style:style style:name="T9" style:family="text">
      <style:text-properties officeooo:rsid="004c036d"/>
    </style:style>
    <style:style style:name="T10" style:family="text">
      <style:text-properties officeooo:rsid="004cf250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8"/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30">Byte</text:p>
          </table:table-cell>
          <table:table-cell table:style-name="RegisterModel.A1" office:value-type="string">
            <text:p text:style-name="P28"/>
          </table:table-cell>
        </table:table-row>
        <table:table-row>
          <table:table-cell table:style-name="RegisterModel.A1" office:value-type="string">
            <text:p text:style-name="P31">AX</text:p>
          </table:table-cell>
          <table:table-cell table:style-name="RegisterModel.B2" office:value-type="string">
            <text:p text:style-name="P30">AL</text:p>
          </table:table-cell>
          <table:table-cell table:style-name="RegisterModel.C2" office:value-type="string">
            <text:p text:style-name="P30">AH</text:p>
          </table:table-cell>
          <table:table-cell table:style-name="RegisterModel.A1" office:value-type="string">
            <text:p text:style-name="P29">Accumulator</text:p>
          </table:table-cell>
        </table:table-row>
        <table:table-row>
          <table:table-cell table:style-name="RegisterModel.A1" office:value-type="string">
            <text:p text:style-name="P31">BX</text:p>
          </table:table-cell>
          <table:table-cell table:style-name="RegisterModel.B3" office:value-type="string">
            <text:p text:style-name="P30">BL</text:p>
          </table:table-cell>
          <table:table-cell table:style-name="RegisterModel.C3" office:value-type="string">
            <text:p text:style-name="P30">BH</text:p>
          </table:table-cell>
          <table:table-cell table:style-name="RegisterModel.A1" office:value-type="string">
            <text:p text:style-name="P29">Base</text:p>
          </table:table-cell>
        </table:table-row>
        <table:table-row>
          <table:table-cell table:style-name="RegisterModel.A1" office:value-type="string">
            <text:p text:style-name="P31">CX</text:p>
          </table:table-cell>
          <table:table-cell table:style-name="RegisterModel.B3" office:value-type="string">
            <text:p text:style-name="P30">CL</text:p>
          </table:table-cell>
          <table:table-cell table:style-name="RegisterModel.C3" office:value-type="string">
            <text:p text:style-name="P30">CH</text:p>
          </table:table-cell>
          <table:table-cell table:style-name="RegisterModel.A1" office:value-type="string">
            <text:p text:style-name="P29">Count</text:p>
          </table:table-cell>
        </table:table-row>
        <table:table-row>
          <table:table-cell table:style-name="RegisterModel.A1" office:value-type="string">
            <text:p text:style-name="P31">DX</text:p>
          </table:table-cell>
          <table:table-cell table:style-name="RegisterModel.B3" office:value-type="string">
            <text:p text:style-name="P30">DL</text:p>
          </table:table-cell>
          <table:table-cell table:style-name="RegisterModel.C3" office:value-type="string">
            <text:p text:style-name="P30">DH</text:p>
          </table:table-cell>
          <table:table-cell table:style-name="RegisterModel.A1" office:value-type="string">
            <text:p text:style-name="P29">Data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SP</text:p>
          </table:table-cell>
          <table:covered-table-cell/>
          <table:table-cell table:style-name="RegisterModel.A1" office:value-type="string">
            <text:p text:style-name="P32">Stack Pointer</text:p>
          </table:table-cell>
        </table:table-row>
        <table:table-row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BP</text:p>
          </table:table-cell>
          <table:covered-table-cell/>
          <table:table-cell table:style-name="RegisterModel.A1" office:value-type="string">
            <text:p text:style-name="P32">Base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3">IP</text:p>
          </table:table-cell>
          <table:covered-table-cell/>
          <table:table-cell table:style-name="RegisterModel.A1" office:value-type="string">
            <text:p text:style-name="P32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6"/>
          </table:table-cell>
          <table:table-cell table:style-name="RegisterModel.C3" table:number-columns-spanned="2" office:value-type="string">
            <text:p text:style-name="P35">FLAGS</text:p>
          </table:table-cell>
          <table:covered-table-cell/>
          <table:table-cell table:style-name="RegisterModel.A1" office:value-type="string">
            <text:p text:style-name="P34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7">16-Bit (W = 1)</text:p>
          </table:table-cell>
          <table:covered-table-cell/>
          <table:table-cell table:style-name="REGassignmentTable.A1" table:number-columns-spanned="2" office:value-type="string">
            <text:p text:style-name="P37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7">000</text:p>
          </table:table-cell>
          <table:table-cell table:style-name="REGassignmentTable.A2" office:value-type="string">
            <text:p text:style-name="P37">AX</text:p>
          </table:table-cell>
          <table:table-cell table:style-name="REGassignmentTable.C2" office:value-type="float" office:value="0">
            <text:p text:style-name="P37">0</text:p>
          </table:table-cell>
          <table:table-cell table:style-name="REGassignmentTable.A2" office:value-type="string">
            <text:p text:style-name="P37">AL</text:p>
          </table:table-cell>
        </table:table-row>
        <table:table-row table:style-name="REGassignmentTable.1">
          <table:table-cell table:style-name="REGassignmentTable.A2" office:value-type="string">
            <text:p text:style-name="P37">001</text:p>
          </table:table-cell>
          <table:table-cell table:style-name="REGassignmentTable.A2" office:value-type="string">
            <text:p text:style-name="P37">BX</text:p>
          </table:table-cell>
          <table:table-cell table:style-name="REGassignmentTable.C2" office:value-type="float" office:value="1">
            <text:p text:style-name="P37">1</text:p>
          </table:table-cell>
          <table:table-cell table:style-name="REGassignmentTable.A2" office:value-type="string">
            <text:p text:style-name="P37">BL</text:p>
          </table:table-cell>
        </table:table-row>
        <table:table-row table:style-name="REGassignmentTable.1">
          <table:table-cell table:style-name="REGassignmentTable.A2" office:value-type="string">
            <text:p text:style-name="P37">010</text:p>
          </table:table-cell>
          <table:table-cell table:style-name="REGassignmentTable.A2" office:value-type="string">
            <text:p text:style-name="P37">CX</text:p>
          </table:table-cell>
          <table:table-cell table:style-name="REGassignmentTable.C2" office:value-type="float" office:value="10">
            <text:p text:style-name="P37">10</text:p>
          </table:table-cell>
          <table:table-cell table:style-name="REGassignmentTable.A2" office:value-type="string">
            <text:p text:style-name="P37">CL</text:p>
          </table:table-cell>
        </table:table-row>
        <table:table-row table:style-name="REGassignmentTable.1">
          <table:table-cell table:style-name="REGassignmentTable.A2" office:value-type="string">
            <text:p text:style-name="P37">011</text:p>
          </table:table-cell>
          <table:table-cell table:style-name="REGassignmentTable.A2" office:value-type="string">
            <text:p text:style-name="P37">DX</text:p>
          </table:table-cell>
          <table:table-cell table:style-name="REGassignmentTable.C2" office:value-type="float" office:value="11">
            <text:p text:style-name="P37">11</text:p>
          </table:table-cell>
          <table:table-cell table:style-name="REGassignmentTable.A2" office:value-type="string">
            <text:p text:style-name="P37">DL</text:p>
          </table:table-cell>
        </table:table-row>
        <table:table-row table:style-name="REGassignmentTable.1">
          <table:table-cell table:style-name="REGassignmentTable.A2" office:value-type="string">
            <text:p text:style-name="P37">100</text:p>
          </table:table-cell>
          <table:table-cell table:style-name="REGassignmentTable.A2" office:value-type="string">
            <text:p text:style-name="P37">SP</text:p>
          </table:table-cell>
          <table:table-cell table:style-name="REGassignmentTable.C2" office:value-type="float" office:value="100">
            <text:p text:style-name="P37">100</text:p>
          </table:table-cell>
          <table:table-cell table:style-name="REGassignmentTable.A2" office:value-type="string">
            <text:p text:style-name="P37">AH</text:p>
          </table:table-cell>
        </table:table-row>
        <table:table-row table:style-name="REGassignmentTable.1">
          <table:table-cell table:style-name="REGassignmentTable.A2" office:value-type="string">
            <text:p text:style-name="P37">101</text:p>
          </table:table-cell>
          <table:table-cell table:style-name="REGassignmentTable.A2" office:value-type="string">
            <text:p text:style-name="P37">BP</text:p>
          </table:table-cell>
          <table:table-cell table:style-name="REGassignmentTable.C2" office:value-type="float" office:value="101">
            <text:p text:style-name="P37">101</text:p>
          </table:table-cell>
          <table:table-cell table:style-name="REGassignmentTable.A2" office:value-type="string">
            <text:p text:style-name="P37">BH</text:p>
          </table:table-cell>
        </table:table-row>
        <table:table-row table:style-name="REGassignmentTable.1">
          <table:table-cell table:style-name="REGassignmentTable.A2" office:value-type="string">
            <text:p text:style-name="P37">110</text:p>
          </table:table-cell>
          <table:table-cell table:style-name="REGassignmentTable.A2" office:value-type="string">
            <text:p text:style-name="P37">IP</text:p>
          </table:table-cell>
          <table:table-cell table:style-name="REGassignmentTable.C2" office:value-type="float" office:value="110">
            <text:p text:style-name="P37">110</text:p>
          </table:table-cell>
          <table:table-cell table:style-name="REGassignmentTable.A2" office:value-type="string">
            <text:p text:style-name="P37">CH</text:p>
          </table:table-cell>
        </table:table-row>
        <table:table-row table:style-name="REGassignmentTable.1">
          <table:table-cell table:style-name="REGassignmentTable.A9" office:value-type="string">
            <text:p text:style-name="P37">111</text:p>
          </table:table-cell>
          <table:table-cell table:style-name="REGassignmentTable.B9" office:value-type="string">
            <text:p text:style-name="P37">FLAGS</text:p>
          </table:table-cell>
          <table:table-cell table:style-name="REGassignmentTable.C9" office:value-type="float" office:value="111">
            <text:p text:style-name="P37">111</text:p>
          </table:table-cell>
          <table:table-cell table:style-name="REGassignmentTable.D9" office:value-type="string">
            <text:p text:style-name="P37">DH</text:p>
          </table:table-cell>
        </table:table-row>
      </table:table>
      <text:p text:style-name="P13"/>
      <text:h text:style-name="P42" text:outline-level="1">Memory Organization</text:h>
      <text:p text:style-name="P40">Total of 17-Bit Adress and 16-Bit Data</text:p>
      <text:p text:style-name="P10">Base Pointer:</text:p>
      <text:p text:style-name="P39">From:<text:tab/>00000h</text:p>
      <text:p text:style-name="P39">To:<text:tab/>0FFFFh</text:p>
      <text:p text:style-name="P10">Stack Pointer:</text:p>
      <text:p text:style-name="P39">From:<text:tab/>10000h</text:p>
      <text:p text:style-name="P39">To:<text:tab/>1FFFFh</text:p>
      <text:h text:style-name="P43" text:outline-level="1"><text:soft-page-break/>Instruction Set Overview</text:h>
      <text:p text:style-name="P44">Table <text:sequence text:ref-name="refTable1" text:name="Table" text:formula="ooow:Table+1" style:num-format="1">2</text:sequenc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4" office:value-type="string">
            <text:p text:style-name="P4">Instruction Code</text:p>
          </table:table-cell>
          <table:covered-table-cell/>
          <table:covered-table-cell/>
          <table:covered-table-cell/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Byte 4</text:p>
          </table:table-cell>
          <table:table-cell table:style-name="Table1.A2" office:value-type="string">
            <text:p text:style-name="P4">Byte 3</text:p>
          </table:table-cell>
          <table:table-cell table:style-name="Table1.A2" office:value-type="string">
            <text:p text:style-name="P4">Byte 2</text:p>
          </table:table-cell>
          <table:table-cell table:style-name="Table1.A2" office:value-type="string">
            <text:p text:style-name="P4">Byte 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E2" table:number-columns-spanned="5" office:value-type="string">
            <text:p text:style-name="P6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0 0 0 0 0 0 0 1</text:p>
          </table:table-cell>
          <table:table-cell table:style-name="Table1.A2" office:value-type="string">
            <text:p text:style-name="P4">W 0 0 0 <text:span text:style-name="T8">0</text:span> reg<text:note text:id="ftn1" text:note-class="footnote"><text:note-citation>1</text:note-citation><text:note-body><text:p text:style-name="P19">reg is always 3 bit for Selection of Regisers</text:p></text:note-body></text:note>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Table1.A2" office:value-type="string">
            <text:p text:style-name="P4">0 0 0 0 0 0 1 0</text:p>
          </table:table-cell>
          <table:table-cell table:style-name="Table1.A2" office:value-type="string">
            <text:p text:style-name="P4">W d<text:note text:id="ftn2" text:note-class="footnote"><text:note-citation>2</text:note-citation><text:note-body><text:p text:style-name="Footnote">d = 0 from reg<text:span text:style-name="T9">1</text:span> to reg<text:span text:style-name="T9">2</text:span> - d = 1 from reg<text:span text:style-name="T9">2</text:span> to reg<text:span text:style-name="T9">1</text:span></text:p></text:note-body></text:note> reg1 reg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Table1.A2" office:value-type="string">
            <text:p text:style-name="P21">0 0 0 0 0 0 1 1</text:p>
          </table:table-cell>
          <table:table-cell table:style-name="Table1.A2" office:value-type="string">
            <text:p text:style-name="P38">W d<text:note text:id="ftn0" text:note-class="footnote"><text:note-citation>3</text:note-citation><text:note-body><text:p text:style-name="P41">d = 0 save from reg to mem - d = 1 save in reg from mem</text:p></text:note-body></text:note> 0 0 0 reg</text:p>
          </table:table-cell>
          <table:table-cell table:style-name="Table1.A2" office:value-type="string">
            <text:p text:style-name="P38"><office:annotation office:name="__Annotation__1098_1498701022" loext:resolved="false"><dc:creator>Glegrith Fibunacci</dc:creator><dc:date>2023-02-08T17:42:24.375586181</dc:date><meta:creator-initials>GF</meta:creator-initials><text:p text:style-name="P45"><text:span text:style-name="T11">If both address bytes = 0 use BP Register</text:span></text:p></office:annotation>Address high<office:annotation-end office:name="__Annotation__1098_1498701022"/></text:p>
          </table:table-cell>
          <table:table-cell table:style-name="Table1.A2" office:value-type="string">
            <text:p text:style-name="P38">Address low</text:p>
          </table:table-cell>
          <table:table-cell table:style-name="Table1.E2" office:value-type="string">
            <text:p text:style-name="P11">MOV Memory <text:span text:style-name="T10">from/to </text:span>Register</text:p>
          </table:table-cell>
        </table:table-row>
        <table:table-row>
          <table:table-cell table:style-name="Table1.A2" office:value-type="string">
            <text:p text:style-name="P21">0 0 0 0 0 1 0 0</text:p>
          </table:table-cell>
          <table:table-cell table:style-name="Table1.A2" office:value-type="string">
            <text:p text:style-name="Table_20_Contents"><office:annotation office:name="__Annotation__1123_1498701022" loext:resolved="false"><dc:creator>Glegrith Fibunacci</dc:creator><dc:date>2023-02-08T18:00:50.454267896</dc:date><meta:creator-initials>GF</meta:creator-initials><text:p text:style-name="P45"><text:span text:style-name="T11">I don't think we still need this. Consider removing?</text:span></text:p></office:annotation><text:span text:style-name="T10">W 0 0 0 0 reg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MOV Register to Memory<office:annotation-end office:name="__Annotation__1123_1498701022"/></text:p>
          </table:table-cell>
        </table:table-row>
        <table:table-row>
          <table:table-cell table:style-name="Table1.A2" office:value-type="string">
            <text:p text:style-name="P21">0 0 0 0 0 1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 from Register/Memory</text:p>
          </table:table-cell>
        </table:table-row>
        <table:table-row>
          <table:table-cell table:style-name="Table1.A2" office:value-type="string">
            <text:p text:style-name="P21">0 0 0 0 0 1 1 0 </text:p>
          </table:table-cell>
          <table:table-cell table:style-name="Table1.A2" office:value-type="string">
            <text:p text:style-name="P27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 from Register</text:p>
          </table:table-cell>
        </table:table-row>
        <table:table-row>
          <table:table-cell table:style-name="Table1.A2" office:value-type="string">
            <text:p text:style-name="P21">0 0 0 0 0 1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 <text:s/>to Register/Memory</text:p>
          </table:table-cell>
        </table:table-row>
        <table:table-row>
          <table:table-cell table:style-name="Table1.A2" office:value-type="string">
            <text:p text:style-name="P21">0 0 0 0 1 0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 to Register</text:p>
          </table:table-cell>
        </table:table-row>
        <table:table-row>
          <table:table-cell table:style-name="Table1.A2" office:value-type="string">
            <text:p text:style-name="P21">0 0 0 0 1 0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Input from port</text:p>
          </table:table-cell>
        </table:table-row>
        <table:table-row>
          <table:table-cell table:style-name="Table1.A2" office:value-type="string">
            <text:p text:style-name="P21">0 0 0 0 1 0 1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Output to port</text:p>
          </table:table-cell>
        </table:table-row>
        <table:table-row>
          <table:table-cell table:style-name="Table1.A2" office:value-type="string">
            <text:p text:style-name="P21">0 0 0 0 1 0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F Push Flags </text:p>
          </table:table-cell>
        </table:table-row>
        <table:table-row>
          <table:table-cell table:style-name="Table1.A2" office:value-type="string">
            <text:p text:style-name="P21">0 0 0 0 1 1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F Pop Flags</text:p>
          </table:table-cell>
        </table:table-row>
        <table:table-row>
          <table:table-cell table:style-name="Table1.E2" table:number-columns-spanned="5" office:value-type="string">
            <text:p text:style-name="P8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2">0 0 0 0 1 1 0 1</text:p>
          </table:table-cell>
          <table:table-cell table:style-name="Table1.A2" office:value-type="string">
            <text:p text:style-name="P24">W d reg1 reg2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ADD <text:span text:style-name="T6">(Unsigned)</text:span></text:p>
          </table:table-cell>
        </table:table-row>
        <table:table-row>
          <table:table-cell table:style-name="Table1.A2" office:value-type="string">
            <text:p text:style-name="P22">0 0 0 0 1 1 1 0</text:p>
          </table:table-cell>
          <table:table-cell table:style-name="Table1.A2" office:value-type="string">
            <text:p text:style-name="P25">W 0 0 0 0 reg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25">ADD Immediate</text:p>
          </table:table-cell>
        </table:table-row>
        <table:table-row>
          <table:table-cell table:style-name="Table1.A2" office:value-type="string">
            <text:p text:style-name="P22">0 0 0 0 1 1 1 1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Reg</text:p>
          </table:table-cell>
        </table:table-row>
        <table:table-row>
          <table:table-cell table:style-name="Table1.A2" office:value-type="string">
            <text:p text:style-name="P22">0 0 0 1 0 0 0 <text:span text:style-name="T7">1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Stack</text:p>
          </table:table-cell>
        </table:table-row>
        <table:table-row>
          <table:table-cell table:style-name="Table1.A2" office:value-type="string">
            <text:p text:style-name="P23">0 0 0 1 0 0 1 0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6">ADD to Memory</text:p>
          </table:table-cell>
        </table:table-row>
        <table:table-row>
          <table:table-cell table:style-name="Table1.A2" office:value-type="string">
            <text:p text:style-name="P23">0 0 0 1 0 0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Table1.A2" office:value-type="string">
            <text:p text:style-name="P23">0 0 0 1 0 1 0 0 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NC</text:p>
          </table:table-cell>
        </table:table-row>
        <table:table-row>
          <table:table-cell table:style-name="Table1.A2" office:value-type="string">
            <text:p text:style-name="P23">0 0 0 1 0 1 0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SUB <text:span text:style-name="T6">(Unsigned)</text:span></text:p>
          </table:table-cell>
        </table:table-row>
        <table:table-row>
          <table:table-cell table:style-name="Table1.A2" office:value-type="string">
            <text:p text:style-name="P23">0 0 0 1 0 1 1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0">ISUB Integer Subtract (Signed)</text:p>
          </table:table-cell>
        </table:table-row>
        <table:table-row>
          <table:table-cell table:style-name="Table1.A2" office:value-type="string">
            <text:p text:style-name="P23">0 0 0 1 0 1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EC</text:p>
          </table:table-cell>
        </table:table-row>
        <table:table-row>
          <table:table-cell table:style-name="Table1.A2" office:value-type="string">
            <text:p text:style-name="P23">0 0 0 1 1 0 0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NEG = change sign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MUL = Multiply (Unsigned)</text:p>
          </table:table-cell>
        </table:table-row>
        <text:soft-page-break/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MUL integer Multiply (Signed)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IV Divide (Unsigned)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DIV Integer Divide (Signed)</text:p>
          </table:table-cell>
        </table:table-row>
        <table:table-row>
          <table:table-cell table:style-name="Table1.E2" table:number-columns-spanned="5" office:value-type="string">
            <text:p text:style-name="P9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NO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AN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O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XOR</text:p>
          </table:table-cell>
        </table:table-row>
        <table:table-row>
          <table:table-cell table:style-name="Table1.E2" table:number-columns-spanned="5" office:value-type="string">
            <text:p text:style-name="P8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EP e Repea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MOVS Mov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CMPS Compar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CAS Scan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LODS Load Byte/W<text:span text:style-name="T5">or</text:span>d to AL/AX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Table1.E2" table:number-columns-spanned="5" office:value-type="string">
            <text:p text:style-name="P8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<text:span text:style-name="T4">JM</text:span>P Unconditional Jum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E/JZ Jump on Equal/Zero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/JNGE Jump on Less/Not Greater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E/JNG Jump on Less or Equal/</text:p>
            <text:p text:style-name="P3">Not Greate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/JNAE Jump on Below/Not Above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E/JNA Jump on Below or Equal/</text:p>
            <text:p text:style-name="P3">Not 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O Jump on Overflow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S Jump on Sign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E/JNZ e Jump on Not Equal/Not Zero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/JGE e Jump on Not Less/Greater</text:p>
            <text:p text:style-name="P3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E/JG e Jump on Not Less or Equal/</text:p>
            <text:p text:style-name="P3">Greater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B/JAE e Jump on Not Below/Above</text:p>
            <text:p text:style-name="P17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BE/JA e Jump on Not Below or</text:p>
            <text:p text:style-name="P3">Equal/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P/JPO e Jump on Not Par/Par Od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O e Jump on Not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S e Jump on Not Sign</text:p>
          </table:table-cell>
        </table:table-row>
        <table:table-row>
          <table:table-cell table:style-name="Table1.E2" table:number-columns-spanned="5" office:value-type="string">
            <text:p text:style-name="P8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WAI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HLT <text:span text:style-name="T5">Halt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37</meta:editing-cycles>
    <meta:editing-duration>PT8H13M40S</meta:editing-duration>
    <dc:subject>A simple 16-Bit CPU capable of perfoming classic arithmetic and logic operations.</dc:subject>
    <dc:title>lil CPU</dc:title>
    <dc:date>2023-02-09T17:18:14.026954603</dc:date>
    <meta:generator>LibreOffice/7.3.7.2$Linux_X86_64 LibreOffice_project/30$Build-2</meta:generator>
    <dc:creator>Glegrith Fibunacci</dc:creator>
    <meta:document-statistic meta:table-count="3" meta:image-count="0" meta:object-count="0" meta:page-count="4" meta:paragraph-count="198" meta:word-count="673" meta:character-count="2564" meta:non-whitespace-character-count="2085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</VL:version-list>
</file>